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loginsystem</text:h>
      <text:h text:outline-level="2" text:style-name="Heading_2" text:is-list-header="true">Table structure for table user</text:h>
      <table:table table:name="user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edia type</text:p>
          </table:table-cell>
        </table:table-row>
        <table:table-row>
          <table:table-cell office:value-type="string">
            <text:p>slno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ender</text:p>
          </table:table-cell>
          <table:table-cell office:value-type="string">
            <text:p>varchar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ime</text:p>
          </table:table-cell>
          <table:table-cell office:value-type="string">
            <text:p>datetime</text:p>
          </table:table-cell>
          <table:table-cell office:value-type="string">
            <text:p>No</text:p>
          </table:table-cell>
          <table:table-cell office:value-type="string">
            <text:p>current_timestamp(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user</text:h>
      <table:table table:name="user_structure">
        <table:table-column table:number-columns-repeated="6"/>
        <table:table-row>
          <table:table-cell office:value-type="string">
            <text:p>slno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password</text:p>
          </table:table-cell>
          <table:table-cell office:value-type="string">
            <text:p>gender</text:p>
          </table:table-cell>
          <table:table-cell office:value-type="string">
            <text:p>time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sandeep</text:p>
          </table:table-cell>
          <table:table-cell office:value-type="string">
            <text:p>sandeep@gmail.com</text:p>
          </table:table-cell>
          <table:table-cell office:value-type="string">
            <text:p>$2y$10$7VJXddpO7ge.InIMerc6POLfAPeQYBxVk.jnlsuay1N/IPTd1dl7i</text:p>
          </table:table-cell>
          <table:table-cell office:value-type="string">
            <text:p>male</text:p>
          </table:table-cell>
          <table:table-cell office:value-type="string">
            <text:p>2021-06-06 14:24:25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0</meta:generator>
    <meta:initial-creator>phpMyAdmin 5.1.0</meta:initial-creator>
    <meta:creation-date>2021-06-06T11:03:37</meta:creation-date>
  </office:meta>
</office:document-meta>
</file>